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3cm"/>
    </style:style>
    <style:style style:name="co11" style:family="table-column">
      <style:table-column-properties fo:break-before="auto" style:column-width="3.069cm"/>
    </style:style>
    <style:style style:name="co32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3.201cm"/>
    </style:style>
    <style:style style:name="co30" style:family="table-column">
      <style:table-column-properties fo:break-before="auto" style:column-width="2.884cm"/>
    </style:style>
    <style:style style:name="co31" style:family="table-column">
      <style:table-column-properties fo:break-before="auto" style:column-width="3.092cm"/>
    </style:style>
    <style:style style:name="co33" style:family="table-column">
      <style:table-column-properties fo:break-before="auto" style:column-width="2.371cm"/>
    </style:style>
    <style:style style:name="co23" style:family="table-column">
      <style:table-column-properties fo:break-before="auto" style:column-width="3.493cm"/>
    </style:style>
    <style:style style:name="co19" style:family="table-column">
      <style:table-column-properties fo:break-before="auto" style:column-width="2.858cm"/>
    </style:style>
    <style:style style:name="co24" style:family="table-column">
      <style:table-column-properties fo:break-before="auto" style:column-width="3.731cm"/>
    </style:style>
    <style:style style:name="co25" style:family="table-column">
      <style:table-column-properties fo:break-before="auto" style:column-width="5.001cm"/>
    </style:style>
    <style:style style:name="co26" style:family="table-column">
      <style:table-column-properties fo:break-before="auto" style:column-width="4.736cm"/>
    </style:style>
    <style:style style:name="co7" style:family="table-column">
      <style:table-column-properties fo:break-before="auto" style:column-width="2.461cm"/>
    </style:style>
    <style:style style:name="co16" style:family="table-column">
      <style:table-column-properties fo:break-before="auto" style:column-width="2.926cm"/>
    </style:style>
    <style:style style:name="co17" style:family="table-column">
      <style:table-column-properties fo:break-before="auto" style:column-width="2.514cm"/>
    </style:style>
    <style:style style:name="co18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2.725cm"/>
    </style:style>
    <style:style style:name="co21" style:family="table-column">
      <style:table-column-properties fo:break-before="auto" style:column-width="3.149cm"/>
    </style:style>
    <style:style style:name="co22" style:family="table-column">
      <style:table-column-properties fo:break-before="auto" style:column-width="2.99cm"/>
    </style:style>
    <style:style style:name="co27" style:family="table-column">
      <style:table-column-properties fo:break-before="auto" style:column-width="3.175cm"/>
    </style:style>
    <style:style style:name="co28" style:family="table-column">
      <style:table-column-properties fo:break-before="auto" style:column-width="3.281cm"/>
    </style:style>
    <style:style style:name="co29" style:family="table-column">
      <style:table-column-properties fo:break-before="auto" style:column-width="3.44cm"/>
    </style:style>
    <style:style style:name="co34" style:family="table-column">
      <style:table-column-properties fo:break-before="auto" style:column-width="2.903cm"/>
    </style:style>
    <style:style style:name="co35" style:family="table-column">
      <style:table-column-properties fo:break-before="auto" style:column-width="2.778cm"/>
    </style:style>
    <style:style style:name="co36" style:family="table-column">
      <style:table-column-properties fo:break-before="auto" style:column-width="2.434cm"/>
    </style:style>
    <style:style style:name="co37" style:family="table-column">
      <style:table-column-properties fo:break-before="auto" style:column-width="2.752cm"/>
    </style:style>
    <style:style style:name="ro1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ta13" style:family="table" style:master-page-name="PageStyle_5f_Nick_27_s_20_Team">
      <style:table-properties table:display="true" style:writing-mode="lr-tb"/>
    </style:style>
    <style:style style:name="ta15" style:family="table" style:master-page-name="PageStyle_5f_Tyler_27_s_20_Team">
      <style:table-properties table:display="true" style:writing-mode="lr-tb"/>
    </style:style>
    <style:style style:name="ta9" style:family="table" style:master-page-name="PageStyle_5f_expansion_20_players">
      <style:table-properties table:display="true" style:writing-mode="lr-tb"/>
    </style:style>
    <style:style style:name="ta10" style:family="table" style:master-page-name="PageStyle_5f_Draft_20_Order">
      <style:table-properties table:display="true" style:writing-mode="lr-tb"/>
    </style:style>
    <style:style style:name="ta5" style:family="table" style:master-page-name="PageStyle_5f_Ben_27_s_20_Team">
      <style:table-properties table:display="true" style:writing-mode="lr-tb"/>
    </style:style>
    <style:style style:name="ta6" style:family="table" style:master-page-name="PageStyle_5f_Matt_27_s_20_Team">
      <style:table-properties table:display="true" style:writing-mode="lr-tb"/>
    </style:style>
    <style:style style:name="ta7" style:family="table" style:master-page-name="PageStyle_5f_Andrew_27_s_20_Team">
      <style:table-properties table:display="true" style:writing-mode="lr-tb"/>
    </style:style>
    <style:style style:name="ta8" style:family="table" style:master-page-name="PageStyle_5f_Evan_27_s_20_Team">
      <style:table-properties table:display="true" style:writing-mode="lr-tb"/>
    </style:style>
    <style:style style:name="ta11" style:family="table" style:master-page-name="PageStyle_5f_Graham_27_s_20_Team">
      <style:table-properties table:display="true" style:writing-mode="lr-tb"/>
    </style:style>
    <style:style style:name="ta12" style:family="table" style:master-page-name="PageStyle_5f_Sam_27_s_20_Team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Ben's Team" table:style-name="ta5" table:print="false">
        <office:forms form:automatic-focus="false" form:apply-design-mode="false"/>
        <table:table-column table:style-name="co1" table:default-cell-style-name="ce1"/>
        <table:table-column table:style-name="co16" table:default-cell-style-name="ce1"/>
        <table:table-column table:style-name="co11" table:default-cell-style-name="ce26"/>
        <table:table-column table:style-name="co1" table:number-columns-repeated="3" table:default-cell-style-name="ce1"/>
        <table:table-column table:style-name="co17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string">
            <text:p>F</text:p>
          </table:table-cell>
          <table:table-cell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Vanek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6" office:value-type="float" office:value="7538000">
            <text:p>7,538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6" office:value-type="float" office:value="1750000">
            <text:p>1,7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string">
            <text:p>F</text:p>
          </table:table-cell>
          <table:table-cell office:value-type="string">
            <text:p>O Palat</text:p>
          </table:table-cell>
          <table:table-cell table:style-name="ce26" office:value-type="float" office:value="3333000">
            <text:p>3,333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6" office:value-type="float" office:value="8250000">
            <text:p>8,2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Gaborik</text:p>
          </table:table-cell>
          <table:table-cell office:value-type="float" office:value="4875000">
            <text:p>4,875,000.00</text:p>
          </table:table-cell>
          <table:table-cell/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6" office:value-type="float" office:value="950000">
            <text:p>9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6" office:value-type="float" office:value="5551000">
            <text:p>5,551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1750000">
            <text:p>1,750,000.00</text:p>
          </table:table-cell>
          <table:table-cell/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6" office:value-type="float" office:value="4000000">
            <text:p>4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3"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950000">
            <text:p>950,000.00</text:p>
          </table:table-cell>
          <table:table-cell/>
          <table:table-cell office:value-type="string">
            <text:p>G</text:p>
          </table:table-cell>
          <table:table-cell office:value-type="string">
            <text:p>T Rask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4"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6" table:formula="of:=SUM([.G1:.G15])" office:value-type="float" office:value="68597000">
            <text:p>68,597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51000">
            <text:p>5,551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Default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Default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Severson</text:p>
          </table:table-cell>
          <table:table-cell office:value-type="float" office:value="888000">
            <text:p>888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Default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TJ Brodie</text:p>
          </table:table-cell>
          <table:table-cell office:value-type="float" office:value="2150000">
            <text:p>2,1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M Hutchinson</text:p>
          </table:table-cell>
          <table:table-cell office:value-type="float" office:value="575000">
            <text:p>575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08356000">
            <text:p>108,356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6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Matt's Team" table:style-name="ta6" table:print="false">
        <office:forms form:automatic-focus="false" form:apply-design-mode="false"/>
        <table:table-column table:style-name="co1" table:default-cell-style-name="ce1"/>
        <table:table-column table:style-name="co7" table:default-cell-style-name="ce1"/>
        <table:table-column table:style-name="co20" table:default-cell-style-name="ce26"/>
        <table:table-column table:style-name="co1" table:number-columns-repeated="3" table:default-cell-style-name="ce1"/>
        <table:table-column table:style-name="co21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string">
            <text:p>F</text:p>
          </table:table-cell>
          <table:table-cell office:value-type="string">
            <text:p>R Getzlaf</text:p>
          </table:table-cell>
          <table:table-cell table:style-name="ce26" office:value-type="float" office:value="8250000">
            <text:p>8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string">
            <text:p>F</text:p>
          </table:table-cell>
          <table:table-cell office:value-type="string">
            <text:p>R Smith</text:p>
          </table:table-cell>
          <table:table-cell table:style-name="ce26" office:value-type="float" office:value="900000">
            <text:p>9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string">
            <text:p>F</text:p>
          </table:table-cell>
          <table:table-cell office:value-type="string">
            <text:p>C Wilson</text:p>
          </table:table-cell>
          <table:table-cell table:style-name="ce26" office:value-type="float" office:value="2000000">
            <text:p>2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J Benn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string">
            <text:p>F</text:p>
          </table:table-cell>
          <table:table-cell office:value-type="string">
            <text:p>C Kunitz</text:p>
          </table:table-cell>
          <table:table-cell table:style-name="ce26" office:value-type="float" office:value="3850000">
            <text:p>3,8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4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6" office:value-type="float" office:value="8700000">
            <text:p>8,7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string">
            <text:p>F</text:p>
          </table:table-cell>
          <table:table-cell office:value-type="string">
            <text:p>C Giroux</text:p>
          </table:table-cell>
          <table:table-cell table:style-name="ce26" office:value-type="float" office:value="8275000">
            <text:p>8,2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6" office:value-type="float" office:value="5750000">
            <text:p>5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6" office:value-type="float" office:value="9500000">
            <text:p>9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string">
            <text:p>D</text:p>
          </table:table-cell>
          <table:table-cell office:value-type="string">
            <text:p>Brendan Smith</text:p>
          </table:table-cell>
          <table:table-cell table:style-name="ce26" office:value-type="float" office:value="1262000">
            <text:p>1,262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string">
            <text:p>D</text:p>
          </table:table-cell>
          <table:table-cell office:value-type="string">
            <text:p>S Jones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D</text:p>
          </table:table-cell>
          <table:table-cell office:value-type="string">
            <text:p>K Letang</text:p>
          </table:table-cell>
          <table:table-cell table:style-name="ce26" office:value-type="float" office:value="7250000">
            <text:p>7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/>
          <table:table-cell office:value-type="string">
            <text:p>D</text:p>
          </table:table-cell>
          <table:table-cell office:value-type="string">
            <text:p>M Rielly</text:p>
          </table:table-cell>
          <table:table-cell table:style-name="ce26" office:value-type="float" office:value="1744000">
            <text:p>1,74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mith</text:p>
          </table:table-cell>
          <table:table-cell office:value-type="float" office:value="900000">
            <text:p>900,000.00</text:p>
          </table:table-cell>
          <table:table-cell/>
          <table:table-cell office:value-type="string">
            <text:p>G</text:p>
          </table:table-cell>
          <table:table-cell office:value-type="string">
            <text:p>C Talbot</text:p>
          </table:table-cell>
          <table:table-cell table:style-name="ce26" office:value-type="float" office:value="562000">
            <text:p>562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/>
          <table:table-cell office:value-type="string">
            <text:p>G</text:p>
          </table:table-cell>
          <table:table-cell office:value-type="string">
            <text:p>E Lack</text:p>
          </table:table-cell>
          <table:table-cell table:style-name="ce26" office:value-type="float" office:value="1150000">
            <text:p>1,1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6" table:formula="of:=SUM([.G1:.G15])" office:value-type="float" office:value="67668000">
            <text:p>67,66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 table:number-columns-repeated="2"/>
          <table:table-cell office:value-type="string">
            <text:p>#Forwards: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Martinez</text:p>
          </table:table-cell>
          <table:table-cell office:value-type="float" office:value="1100000">
            <text:p>1,100,000.00</text:p>
          </table:table-cell>
          <table:table-cell table:number-columns-repeated="2"/>
          <table:table-cell office:value-type="string">
            <text:p>#Defence: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24" office:value-type="string">
            <text:p>N Holden</text:p>
          </table:table-cell>
          <table:table-cell table:style-name="ce25" office:value-type="float" office:value="600000">
            <text:p>600,000.00</text:p>
          </table:table-cell>
          <table:table-cell table:number-columns-repeated="2"/>
          <table:table-cell office:value-type="string">
            <text:p>#Goalies:</text:p>
          </table:table-cell>
          <table:table-cell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Brendan Smith</text:p>
          </table:table-cell>
          <table:table-cell office:value-type="float" office:value="1262000">
            <text:p>1,262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Lars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E Lack</text:p>
          </table:table-cell>
          <table:table-cell office:value-type="float" office:value="1150000">
            <text:p>1,1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A Niemi</text:p>
          </table:table-cell>
          <table:table-cell office:value-type="float" office:value="3800000">
            <text:p>3,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562000">
            <text:p>562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381500">
            <text:p>110,381,5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(COUNTIF([.A1:.A26];&quot;F&quot;)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Andrew's Team" table:style-name="ta7" table:print="false">
        <office:forms form:automatic-focus="false" form:apply-design-mode="false"/>
        <table:table-column table:style-name="co1" table:default-cell-style-name="ce1"/>
        <table:table-column table:style-name="co22" table:default-cell-style-name="ce1"/>
        <table:table-column table:style-name="co27" table:default-cell-style-name="ce26"/>
        <table:table-column table:style-name="co1" table:number-columns-repeated="2" table:default-cell-style-name="ce1"/>
        <table:table-column table:style-name="co28" table:default-cell-style-name="ce1"/>
        <table:table-column table:style-name="co22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5"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5292001">
            <text:p>5,292,001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5"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Ribeiro</text:p>
          </table:table-cell>
          <table:table-cell office:value-type="float" office:value="1000000">
            <text:p>1,000,000.00</text:p>
          </table:table-cell>
          <table:table-cell/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Graham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string">
            <text:p>F</text:p>
          </table:table-cell>
          <table:table-cell office:value-type="string">
            <text:p>M Ribeiro</text:p>
          </table:table-cell>
          <table:table-cell office:value-type="float" office:value="1000000">
            <text:p>1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string">
            <text:p>D</text:p>
          </table:table-cell>
          <table:table-cell office:value-type="string">
            <text:p>Jason Garrison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Belesky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5292001">
            <text:p>5,292,001.00</text:p>
          </table:table-cell>
          <table:table-cell/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G1:.G15])" office:value-type="float" office:value="68607001">
            <text:p>68,607,001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Grahams 3rd</text:p>
          </table:table-cell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ason Garrison</text:p>
          </table:table-cell>
          <table:table-cell office:value-type="float" office:value="4600000">
            <text:p>4,6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5851001">
            <text:p>115,851,001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7];&quot;=D&quot;)" office:value-type="float" office:value="7">
            <text:p>7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13" table:print="false">
        <office:forms form:automatic-focus="false" form:apply-design-mode="false"/>
        <table:table-column table:style-name="co1" table:number-columns-repeated="2" table:default-cell-style-name="ce1"/>
        <table:table-column table:style-name="co11" table:default-cell-style-name="ce26"/>
        <table:table-column table:style-name="co1" table:number-columns-repeated="3" table:default-cell-style-name="ce1"/>
        <table:table-column table:style-name="co32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agr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2"/>
          <table:table-cell office:value-type="string">
            <text:p>Salary:</text:p>
          </table:table-cell>
          <table:table-cell table:formula="of:=SUM([.G1:.G15])" office:value-type="float" office:value="68883000">
            <text:p>68,883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string">
            <text:p>G</text:p>
          </table:table-cell>
          <table:table-cell table:style-name="Default" office:value-type="string">
            <text:p>--</text:p>
          </table:table-cell>
          <table:table-cell table:style-name="Default" office:value-type="float" office:value="0">
            <text:p>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24733000">
            <text:p>124,733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10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15" table:print="false">
        <office:forms form:automatic-focus="false" form:apply-design-mode="false"/>
        <table:table-column table:style-name="co1" table:default-cell-style-name="ce5"/>
        <table:table-column table:style-name="co11" table:default-cell-style-name="ce1"/>
        <table:table-column table:style-name="co30" table:default-cell-style-name="ce7"/>
        <table:table-column table:style-name="co1" table:default-cell-style-name="ce1"/>
        <table:table-column table:style-name="co1" table:default-cell-style-name="ce5"/>
        <table:table-column table:style-name="co31" table:default-cell-style-name="ce5"/>
        <table:table-column table:style-name="co33" table:default-cell-style-name="ce7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L Eriksson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string">
            <text:p>F</text:p>
          </table:table-cell>
          <table:table-cell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L Eriksson</text:p>
          </table:table-cell>
          <table:table-cell table:style-name="ce26"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R O'Reilly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6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string">
            <text:p>P Subban</text:p>
          </table:table-cell>
          <table:table-cell table:style-name="ce26" office:value-type="float" office:value="9000000">
            <text:p>9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7th</text:p>
          </table:table-cell>
          <table:table-cell table:number-columns-repeated="246"/>
        </table:table-row>
        <table:table-row table:style-name="ro1">
          <table:table-cell table:style-name="Default" office:value-type="string">
            <text:p>F</text:p>
          </table:table-cell>
          <table:table-cell table:style-name="Default" office:value-type="string">
            <text:p>M Fisher</text:p>
          </table:table-cell>
          <table:table-cell office:value-type="float" office:value="4200000">
            <text:p>4,200,000.00</text:p>
          </table:table-cell>
          <table:table-cell/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ce5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29"/>
          <table:table-cell office:value-type="string">
            <text:p>Salary:</text:p>
          </table:table-cell>
          <table:table-cell table:formula="of:=SUM([.G1:.G15])" office:value-type="float" office:value="68233000">
            <text:p>68,233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A Markov</text:p>
          </table:table-cell>
          <table:table-cell office:value-type="float" office:value="5750000">
            <text:p>5,750,000.00</text:p>
          </table:table-cell>
          <table:table-cell/>
          <table:table-cell table:style-name="ce29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P Subban</text:p>
          </table:table-cell>
          <table:table-cell table:style-name="ce26" office:value-type="float" office:value="9000000">
            <text:p>9,000,000.00</text:p>
          </table:table-cell>
          <table:table-cell/>
          <table:table-cell table:style-name="ce29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29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Jack Johnson</text:p>
          </table:table-cell>
          <table:table-cell office:value-type="float" office:value="4357000">
            <text:p>4,357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office:value-type="string">
            <text:p>B Elliot</text:p>
          </table:table-cell>
          <table:table-cell office:value-type="float" office:value="2500000">
            <text:p>2,5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office:value-type="string">
            <text:p>J Hiller</text:p>
          </table:table-cell>
          <table:table-cell table:style-name="ce26"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Salary</text:p>
          </table:table-cell>
          <table:table-cell table:style-name="ce26" table:formula="of:=SUM([.C1:.C22])" office:value-type="float" office:value="93467000">
            <text:p>93,46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Forwards</text:p>
          </table:table-cell>
          <table:table-cell table:style-name="ce1" table:formula="of:=COUNTIF([.A1:.A23];&quot;=F&quot;)" office:value-type="float" office:value="15">
            <text:p>15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Defence</text:p>
          </table:table-cell>
          <table:table-cell table:style-name="ce1" table:formula="of:=COUNTIF([.A1:.A2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/>
          <table:table-cell office:value-type="string">
            <text:p>Goalies</text:p>
          </table:table-cell>
          <table:table-cell table:style-name="ce1" table:formula="of:=COUNTIF([.A1:.A23];&quot;=G&quot;)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250"/>
        </table:table-row>
        <table:table-row table:style-name="ro1">
          <table:table-cell table:style-name="ce1"/>
          <table:table-cell/>
          <table:table-cell table:style-name="ce1"/>
          <table:table-cell table:number-columns-repeated="253"/>
        </table:table-row>
        <table:table-row table:style-name="ro1">
          <table:table-cell table:style-name="Default" table:number-columns-repeated="3"/>
          <table:table-cell table:number-columns-repeated="253"/>
        </table:table-row>
      </table:table>
      <table:table table:name="Evan's Team" table:style-name="ta8" table:print="false">
        <office:forms form:automatic-focus="false" form:apply-design-mode="false"/>
        <table:table-column table:style-name="co1" table:default-cell-style-name="ce1"/>
        <table:table-column table:style-name="co29" table:default-cell-style-name="ce1"/>
        <table:table-column table:style-name="co34" table:default-cell-style-name="ce26"/>
        <table:table-column table:style-name="co1" table:number-columns-repeated="3" table:default-cell-style-name="ce1"/>
        <table:table-column table:style-name="co19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Stastny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Bozak</text:p>
          </table:table-cell>
          <table:table-cell office:value-type="float" office:value="4200000">
            <text:p>4,200,000.00</text:p>
          </table:table-cell>
          <table:table-cell/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Franzen</text:p>
          </table:table-cell>
          <table:table-cell office:value-type="float" office:value="3995000">
            <text:p>3,995,000.00</text:p>
          </table:table-cell>
          <table:table-cell/>
          <table:table-cell office:value-type="string">
            <text:p>F</text:p>
          </table:table-cell>
          <table:table-cell office:value-type="string">
            <text:p>P Stastny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7<text:span text:style-name="T1">th</text:span>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K Versteeg</text:p>
          </table:table-cell>
          <table:table-cell office:value-type="float" office:value="2200000">
            <text:p>2,200,000.00</text:p>
          </table:table-cell>
          <table:table-cell/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7256000">
            <text:p>67,256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Goligoski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Fo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D Kuemper</text:p>
          </table:table-cell>
          <table:table-cell office:value-type="float" office:value="1250000">
            <text:p>1,2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0">
            <text:p>Err:522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9];&quot;=F&quot;)" office:value-type="float" office:value="15">
            <text:p>15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9];&quot;=D&quot;)" office:value-type="float" office:value="6">
            <text:p>6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9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1"/>
          <table:table-cell table:number-columns-repeated="249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Graham's Team" table:style-name="ta11" table:print="false">
        <office:forms form:automatic-focus="false" form:apply-design-mode="false"/>
        <table:table-column table:style-name="co1" table:number-columns-repeated="2" table:default-cell-style-name="ce1"/>
        <table:table-column table:style-name="co32" table:default-cell-style-name="ce26"/>
        <table:table-column table:style-name="co1" table:number-columns-repeated="3" table:default-cell-style-name="ce1"/>
        <table:table-column table:style-name="co35" table:default-cell-style-name="ce26"/>
        <table:table-column table:style-name="co1" table:number-columns-repeated="14" table:default-cell-style-name="ce1"/>
        <table:table-column table:style-name="co5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Matt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1150000">
            <text:p>1,150,000.00</text:p>
          </table:table-cell>
          <table:table-cell/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Grahams 2n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/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Nelson</text:p>
          </table:table-cell>
          <table:table-cell office:value-type="float" office:value="2825000">
            <text:p>2,825,000.00</text:p>
          </table:table-cell>
          <table:table-cell/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Schenn</text:p>
          </table:table-cell>
          <table:table-cell office:value-type="float" office:value="2500000">
            <text:p>2,500,000.00</text:p>
          </table:table-cell>
          <table:table-cell/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6587333">
            <text:p>66,587,333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Voynov</text:p>
          </table:table-cell>
          <table:table-cell office:value-type="float" office:value="4167000">
            <text:p>4,167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Scrivens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5])" office:value-type="float" office:value="93061333">
            <text:p>93,061,333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8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8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</table:table>
      <table:table table:name="Sam's Team" table:style-name="ta12" table:print="false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35" table:default-cell-style-name="ce26"/>
        <table:table-column table:style-name="co1" table:number-columns-repeated="2" table:default-cell-style-name="ce1"/>
        <table:table-column table:style-name="co36" table:default-cell-style-name="ce1"/>
        <table:table-column table:style-name="co37" table:default-cell-style-name="ce1"/>
        <table:table-column table:style-name="co1" table:number-columns-repeated="14" table:default-cell-style-name="ce1"/>
        <table:table-column table:style-name="co5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F</text:p>
          </table:table-cell>
          <table:table-cell office:value-type="string">
            <text:p>B Ryan</text:p>
          </table:table-cell>
          <table:table-cell table:style-name="ce26" office:value-type="float" office:value="5100000">
            <text:p>5,1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Marleau</text:p>
          </table:table-cell>
          <table:table-cell office:value-type="float" office:value="6900000">
            <text:p>6,900,000.00</text:p>
          </table:table-cell>
          <table:table-cell/>
          <table:table-cell office:value-type="string">
            <text:p>F</text:p>
          </table:table-cell>
          <table:table-cell office:value-type="string">
            <text:p>TJ Oshi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7"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D Brassard</text:p>
          </table:table-cell>
          <table:table-cell table:style-name="ce26" office:value-type="float" office:value="5000000">
            <text:p>5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T Tatar</text:p>
          </table:table-cell>
          <table:table-cell table:style-name="ce26" office:value-type="float" office:value="2750000">
            <text:p>2,7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M Lucic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Hudl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Ryan</text:p>
          </table:table-cell>
          <table:table-cell office:value-type="float" office:value="5100000">
            <text:p>5,100,000.00</text:p>
          </table:table-cell>
          <table:table-cell/>
          <table:table-cell office:value-type="string">
            <text:p>F</text:p>
          </table:table-cell>
          <table:table-cell office:value-type="string">
            <text:p>J. Schwartz</text:p>
          </table:table-cell>
          <table:table-cell table:style-name="ce26" office:value-type="float" office:value="1167000">
            <text:p>1,167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Little</text:p>
          </table:table-cell>
          <table:table-cell office:value-type="float" office:value="4700000">
            <text:p>4,700,000.00</text:p>
          </table:table-cell>
          <table:table-cell/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6" office:value-type="float" office:value="1461000">
            <text:p>1,461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V Nichushkin</text:p>
          </table:table-cell>
          <table:table-cell office:value-type="float" office:value="2125000">
            <text:p>2,125,000.00</text:p>
          </table:table-cell>
          <table:table-cell/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6" office:value-type="float" office:value="2600000">
            <text:p>2,6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string">
            <text:p>D</text:p>
          </table:table-cell>
          <table:table-cell office:value-type="string">
            <text:p>J Faulk</text:p>
          </table:table-cell>
          <table:table-cell table:style-name="ce26" office:value-type="float" office:value="4833000">
            <text:p>4,833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Hudler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6" office:value-type="float" office:value="4175000">
            <text:p>4,175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Brassard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6" office:value-type="float" office:value="378000">
            <text:p>37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2"/>
          <table:table-cell office:value-type="string">
            <text:p>Salary</text:p>
          </table:table-cell>
          <table:table-cell table:style-name="ce26" table:formula="of:=SUM([.G1:.G15])" office:value-type="float" office:value="55118000">
            <text:p>55,11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Bouwmeester</text:p>
          </table:table-cell>
          <table:table-cell office:value-type="float" office:value="5400000">
            <text:p>5,400,000.00</text:p>
          </table:table-cell>
          <table:table-cell table:number-columns-repeated="2"/>
          <table:table-cell office:value-type="string">
            <text:p>Forwards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 table:number-columns-repeated="2"/>
          <table:table-cell office:value-type="string">
            <text:p>Defence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owler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office:value-type="string">
            <text:p>Goalies</text:p>
          </table:table-cell>
          <table:table-cell table:formula="of:=COUNTIF([.E3:.E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24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Smith</text:p>
          </table:table-cell>
          <table:table-cell office:value-type="float" office:value="5667000">
            <text:p>5,66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05610000">
            <text:p>105,61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43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4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43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expansion players" table:style-name="ta9" table:print="false">
        <table:table-column table:style-name="co23" table:default-cell-style-name="ce5"/>
        <table:table-column table:style-name="co19" table:default-cell-style-name="ce5"/>
        <table:table-column table:style-name="co1" table:default-cell-style-name="ce7"/>
        <table:table-column table:style-name="co1" table:number-columns-repeated="10" table:default-cell-style-name="ce1"/>
        <table:table-column table:style-name="co5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6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0" table:print="false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12" table:default-cell-style-name="ce1"/>
        <table:table-column table:style-name="co5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target-range-address="'Andrew''s Team'.I1:'Andrew''s Team'.J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9">2015-03-09</text:date>, <text:time>23:3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5-03-09T23:30:23</dc:date>
    <dc:creator>Ben Miller</dc:creator>
    <meta:editing-duration>P75DT9H16M16S</meta:editing-duration>
    <meta:editing-cycles>144</meta:editing-cycles>
    <meta:document-statistic meta:table-count="10" meta:cell-count="2062" meta:object-count="0"/>
  </office:meta>
</office:document-meta>
</file>